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rac>
              <mrow>
                <mtext>d</mtext>
              </mrow>
              <mrow>
                <mtext>d</mtext>
                <mo stretchy="false">α</mo>
              </mrow>
            </mfrac>
            <mi>J</mi>
            <mrow>
              <mo stretchy="false">(</mo>
              <mrow>
                <mo stretchy="false">α</mo>
              </mrow>
              <mo stretchy="false">)</mo>
            </mrow>
            <mrow>
              <mi/>
              <mo stretchy="false">=</mo>
              <mi/>
            </mrow>
            <mrow>
              <munderover>
                <mo stretchy="false">∫</mo>
                <msub>
                  <mi>x</mi>
                  <mn>1</mn>
                </msub>
                <msub>
                  <mi>x</mi>
                  <mn>2</mn>
                </msub>
              </munderover>
              <mtext>d</mtext>
            </mrow>
            <mi>x</mi>
            <mfenced open="(" close=")">
              <mrow>
                <mfrac>
                  <mrow>
                    <mo stretchy="false">∂</mo>
                    <mi>f</mi>
                  </mrow>
                  <mrow>
                    <mo stretchy="false">∂</mo>
                    <mi>y</mi>
                  </mrow>
                </mfrac>
                <mrow>
                  <mi/>
                  <mo stretchy="false">−</mo>
                  <mi/>
                </mrow>
                <mfrac>
                  <mrow>
                    <mtext>d</mtext>
                  </mrow>
                  <mrow>
                    <mtext>d</mtext>
                    <mi>x</mi>
                  </mrow>
                </mfrac>
                <mi/>
                <mfrac>
                  <mrow>
                    <mo stretchy="false">∂</mo>
                    <mi>f</mi>
                  </mrow>
                  <mrow>
                    <mo stretchy="false">∂</mo>
                    <mi>y</mi>
                    <mi>'</mi>
                  </mrow>
                </mfrac>
              </mrow>
            </mfenced>
            <mfrac>
              <mrow>
                <mo stretchy="false">∂</mo>
                <mi>y</mi>
              </mrow>
              <mrow>
                <mo stretchy="false">∂</mo>
                <mo stretchy="false">α</mo>
              </mrow>
            </mfrac>
          </mrow>
        </mtd>
      </mtr>
      <mtr>
        <mtd>
          <mrow>
            <mtext>bzw.</mtext>
          </mrow>
        </mtd>
      </mtr>
      <mtr>
        <mtd>
          <mrow>
            <mo stretchy="false">δ</mo>
            <mi>J</mi>
            <mrow>
              <mi/>
              <mo stretchy="false">=</mo>
              <mi/>
            </mrow>
            <mrow>
              <munderover>
                <mo stretchy="false">∫</mo>
                <msub>
                  <mi>x</mi>
                  <mn>1</mn>
                </msub>
                <msub>
                  <mi>x</mi>
                  <mn>2</mn>
                </msub>
              </munderover>
              <mtext>d</mtext>
            </mrow>
            <mi>x</mi>
            <mfenced open="(" close=")">
              <mrow>
                <mfrac>
                  <mrow>
                    <mo stretchy="false">∂</mo>
                    <mi>f</mi>
                  </mrow>
                  <mrow>
                    <mo stretchy="false">∂</mo>
                    <mi>y</mi>
                  </mrow>
                </mfrac>
                <mrow>
                  <mi/>
                  <mo stretchy="false">−</mo>
                  <mi/>
                </mrow>
                <mfrac>
                  <mrow>
                    <mtext>d</mtext>
                  </mrow>
                  <mrow>
                    <mtext>d</mtext>
                    <mi>x</mi>
                  </mrow>
                </mfrac>
                <mi/>
                <mfrac>
                  <mrow>
                    <mo stretchy="false">∂</mo>
                    <mi>f</mi>
                  </mrow>
                  <mrow>
                    <mo stretchy="false">∂</mo>
                    <mi>y</mi>
                    <mi>'</mi>
                  </mrow>
                </mfrac>
              </mrow>
            </mfenced>
            <mo stretchy="false">δ</mo>
            <mi>y</mi>
          </mrow>
        </mtd>
      </mtr>
    </mtable>
    <annotation encoding="StarMath 5.0">{"d"} over {"d"%ialpha} J (%ialpha) `=` int from x_1 to x_2 "d"x left ( {partial f} over {partial y} `-` {"d"} over {"d"x} ` {partial f} over {partial y'}  right ) {partial y} over {partial %ialpha}
newline alignc "bzw." newline
%idelta J `=` int from x_1 to x_2 "d"x left ( {partial f} over {partial y} `-` {"d"} over {"d"x} ` {partial f} over {partial y'}  right ) %idelta y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2:28:26.481000000</meta:creation-date>
    <meta:generator>LibreOffice/4.1.4.2$Windows_x86 LibreOffice_project/0a0440ccc0227ad9829de5f46be37cfb6edcf72</meta:generator>
  </office:meta>
</office:document-meta>
</file>